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1088" calcext:value-type="float">
            <text:p>71.9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1-0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3736" calcext:value-type="float">
            <text:p>76.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8768" calcext:value-type="float">
            <text:p>76.2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2192" calcext:value-type="float">
            <text:p>76.2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9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1336" calcext:value-type="float">
            <text:p>76.2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1336" calcext:value-type="float">
            <text:p>76.2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1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7536" calcext:value-type="float">
            <text:p>76.2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8896" calcext:value-type="float">
            <text:p>75.7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4888" calcext:value-type="float">
            <text:p>75.6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4888" calcext:value-type="float">
            <text:p>75.6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5368" calcext:value-type="float">
            <text:p>75.7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0608" calcext:value-type="float">
            <text:p>75.7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66" calcext:value-type="float">
            <text:p>75.6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9272" calcext:value-type="float">
            <text:p>75.7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0608" calcext:value-type="float">
            <text:p>75.7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0608" calcext:value-type="float">
            <text:p>75.7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9792" calcext:value-type="float">
            <text:p>76.0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1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1336" calcext:value-type="float">
            <text:p>76.2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3048" calcext:value-type="float">
            <text:p>76.2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8768" calcext:value-type="float">
            <text:p>76.2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3888" calcext:value-type="float">
            <text:p>75.3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4264" calcext:value-type="float">
            <text:p>75.2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1968" calcext:value-type="float">
            <text:p>75.1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7896" calcext:value-type="float">
            <text:p>75.3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8376" calcext:value-type="float">
            <text:p>75.3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8168" calcext:value-type="float">
            <text:p>75.2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0256" calcext:value-type="float">
            <text:p>75.2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4264" calcext:value-type="float">
            <text:p>75.2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7792" calcext:value-type="float">
            <text:p>75.2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7208" calcext:value-type="float">
            <text:p>75.1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1968" calcext:value-type="float">
            <text:p>75.1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7896" calcext:value-type="float">
            <text:p>75.3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8208" calcext:value-type="float">
            <text:p>75.5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0-3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0608" calcext:value-type="float">
            <text:p>75.7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172" calcext:value-type="float">
            <text:p>74.7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0384" calcext:value-type="float">
            <text:p>74.7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6856" calcext:value-type="float">
            <text:p>74.6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4664" calcext:value-type="float">
            <text:p>74.6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6688" calcext:value-type="float">
            <text:p>74.8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1032" calcext:value-type="float">
            <text:p>74.5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9008" calcext:value-type="float">
            <text:p>74.3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6376" calcext:value-type="float">
            <text:p>74.6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3976" calcext:value-type="float">
            <text:p>74.4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364" calcext:value-type="float">
            <text:p>74.8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1344" calcext:value-type="float">
            <text:p>74.7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7064" calcext:value-type="float">
            <text:p>74.8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5248" calcext:value-type="float">
            <text:p>74.7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0864" calcext:value-type="float">
            <text:p>74.7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1448" calcext:value-type="float">
            <text:p>74.8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1176" calcext:value-type="float">
            <text:p>74.9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8296" calcext:value-type="float">
            <text:p>74.7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1384" calcext:value-type="float">
            <text:p>75.0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1384" calcext:value-type="float">
            <text:p>75.0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0-1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7792" calcext:value-type="float">
            <text:p>75.2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18" calcext:value-type="float">
            <text:p>75.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5936" calcext:value-type="float">
            <text:p>74.9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2952" calcext:value-type="float">
            <text:p>74.6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076" calcext:value-type="float">
            <text:p>74.6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8008" calcext:value-type="float">
            <text:p>73.9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828" calcext:value-type="float">
            <text:p>73.8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5504" calcext:value-type="float">
            <text:p>73.7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1-3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1576" calcext:value-type="float">
            <text:p>74.3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3496" calcext:value-type="float">
            <text:p>74.4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0008" calcext:value-type="float">
            <text:p>74.7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7752" calcext:value-type="float">
            <text:p>74.9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6832" calcext:value-type="float">
            <text:p>75.2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4472" calcext:value-type="float">
            <text:p>75.4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9632" calcext:value-type="float">
            <text:p>74.7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7544" calcext:value-type="float">
            <text:p>74.8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6544" calcext:value-type="float">
            <text:p>74.4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4936" calcext:value-type="float">
            <text:p>74.5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9112" calcext:value-type="float">
            <text:p>74.4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5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3016" calcext:value-type="float">
            <text:p>74.4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5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3432" calcext:value-type="float">
            <text:p>74.7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4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3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8488" calcext:value-type="float">
            <text:p>74.0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2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452" calcext:value-type="float">
            <text:p>74.2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1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3184" calcext:value-type="float">
            <text:p>74.2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1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8-0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7192" calcext:value-type="float">
            <text:p>74.3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4896" calcext:value-type="float">
            <text:p>74.2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2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0448" calcext:value-type="float">
            <text:p>74.4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1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6544" calcext:value-type="float">
            <text:p>74.4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0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9112" calcext:value-type="float">
            <text:p>74.4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548" calcext:value-type="float">
            <text:p>74.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10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4728" calcext:value-type="float">
            <text:p>74.4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9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9528" calcext:value-type="float">
            <text:p>74.7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5312" calcext:value-type="float">
            <text:p>74.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548" calcext:value-type="float">
            <text:p>74.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1096" calcext:value-type="float">
            <text:p>74.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8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8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1576" calcext:value-type="float">
            <text:p>74.3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8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1992" calcext:value-type="float">
            <text:p>74.6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7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3768" calcext:value-type="float">
            <text:p>74.3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7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452" calcext:value-type="float">
            <text:p>74.2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0888" calcext:value-type="float">
            <text:p>74.1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6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6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5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5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4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4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3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2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7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1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3208" calcext:value-type="float">
            <text:p>73.6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1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1-0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8216" calcext:value-type="float">
            <text:p>74.1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0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6672" calcext:value-type="float">
            <text:p>73.9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6672" calcext:value-type="float">
            <text:p>73.9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684" calcext:value-type="float">
            <text:p>73.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9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8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8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7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2808" calcext:value-type="float">
            <text:p>74.2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7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8008" calcext:value-type="float">
            <text:p>73.9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6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4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916" calcext:value-type="float">
            <text:p>73.2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3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8072" calcext:value-type="float">
            <text:p>73.7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0368" calcext:value-type="float">
            <text:p>73.8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9136" calcext:value-type="float">
            <text:p>73.8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9112" calcext:value-type="float">
            <text:p>74.4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6648" calcext:value-type="float">
            <text:p>74.5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6456" calcext:value-type="float">
            <text:p>75.2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9608" calcext:value-type="float">
            <text:p>75.3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9192" calcext:value-type="float">
            <text:p>75.0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7064" calcext:value-type="float">
            <text:p>74.8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4752" calcext:value-type="float">
            <text:p>73.8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4816" calcext:value-type="float">
            <text:p>73.5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6632" calcext:value-type="float">
            <text:p>73.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684" calcext:value-type="float">
            <text:p>73.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5504" calcext:value-type="float">
            <text:p>73.7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5984" calcext:value-type="float">
            <text:p>73.7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6568" calcext:value-type="float">
            <text:p>73.8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828" calcext:value-type="float">
            <text:p>73.8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1704" calcext:value-type="float">
            <text:p>73.8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5232" calcext:value-type="float">
            <text:p>73.8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1136" calcext:value-type="float">
            <text:p>74.6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0072" calcext:value-type="float">
            <text:p>74.4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7608" calcext:value-type="float">
            <text:p>74.5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46" calcext:value-type="float">
            <text:p>74.9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3536" calcext:value-type="float">
            <text:p>74.7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6856" calcext:value-type="float">
            <text:p>74.6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8464" calcext:value-type="float">
            <text:p>74.5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6672" calcext:value-type="float">
            <text:p>73.9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3208" calcext:value-type="float">
            <text:p>73.6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3208" calcext:value-type="float">
            <text:p>73.6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2728" calcext:value-type="float">
            <text:p>73.6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2728" calcext:value-type="float">
            <text:p>73.6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0624" calcext:value-type="float">
            <text:p>76.6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0504" calcext:value-type="float">
            <text:p>75.6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4032" calcext:value-type="float">
            <text:p>75.6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0504" calcext:value-type="float">
            <text:p>75.6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2848" calcext:value-type="float">
            <text:p>78.4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4688" calcext:value-type="float">
            <text:p>74.0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1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6208" calcext:value-type="float">
            <text:p>74.8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5901</text:p>
          </table:table-cell>
          <table:table-cell office:value-type="string" calcext:value-type="string">
            <text:p>Central Texas GCD Burnet Quad</text:p>
          </table:table-cell>
          <table:table-cell office:value-type="string" calcext:value-type="string">
            <text:p>200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62" meta:object-count="0"/>
    <meta:user-defined meta:name="AppVersion">3.0</meta:user-defined>
  </office:meta>
</office:document-meta>
</file>